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1e1068" officeooo:paragraph-rsid="001e1068" style:font-weight-asian="normal" style:font-weight-complex="normal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1372b" officeooo:paragraph-rsid="0021372b" style:font-weight-asian="normal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196a7" officeooo:paragraph-rsid="002196a7" style:font-weight-asian="normal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2782b" officeooo:paragraph-rsid="0022782b" style:font-weight-asian="normal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46ede" officeooo:paragraph-rsid="00246ede" style:font-weight-asian="normal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648d4" officeooo:paragraph-rsid="002648d4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c18d3" officeooo:paragraph-rsid="002c18d3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61051" officeooo:paragraph-rsid="00261051" style:font-weight-asian="normal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style="normal" fo:font-weight="normal" officeooo:rsid="002196a7" officeooo:paragraph-rsid="002196a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335eb1" officeooo:paragraph-rsid="00335eb1" style:font-weight-asian="bold" style:font-weight-complex="bold"/>
    </style:style>
    <style:style style:name="P11" style:family="paragraph" style:parent-style-name="Standard">
      <style:paragraph-properties fo:line-height="200%" fo:text-align="justify" style:justify-single-word="false"/>
      <style:text-properties officeooo:paragraph-rsid="001fa6a7"/>
    </style:style>
    <style:style style:name="P12" style:family="paragraph" style:parent-style-name="Standard">
      <style:paragraph-properties fo:line-height="200%" fo:text-align="justify" style:justify-single-word="false"/>
      <style:text-properties officeooo:rsid="0022782b" officeooo:paragraph-rsid="0022782b"/>
    </style:style>
    <style:style style:name="P13" style:family="paragraph" style:parent-style-name="Standard">
      <style:paragraph-properties fo:line-height="200%" fo:text-align="justify" style:justify-single-word="false"/>
      <style:text-properties officeooo:rsid="0022d0c7" officeooo:paragraph-rsid="0022d0c7"/>
    </style:style>
    <style:style style:name="P14" style:family="paragraph" style:parent-style-name="Standard">
      <style:paragraph-properties fo:line-height="200%" fo:text-align="justify" style:justify-single-word="false"/>
      <style:text-properties officeooo:rsid="0024b480" officeooo:paragraph-rsid="0024b480"/>
    </style:style>
    <style:style style:name="P15" style:family="paragraph" style:parent-style-name="Standard">
      <style:paragraph-properties fo:line-height="200%" fo:text-align="justify" style:justify-single-word="false"/>
      <style:text-properties officeooo:rsid="00288bef" officeooo:paragraph-rsid="00288bef"/>
    </style:style>
    <style:style style:name="P16" style:family="paragraph" style:parent-style-name="Standard">
      <style:paragraph-properties fo:line-height="200%" fo:text-align="justify" style:justify-single-word="false"/>
      <style:text-properties officeooo:rsid="002ae4bf" officeooo:paragraph-rsid="002ae4bf"/>
    </style:style>
    <style:style style:name="P17" style:family="paragraph" style:parent-style-name="Standard">
      <style:paragraph-properties fo:line-height="200%" fo:text-align="justify" style:justify-single-word="false"/>
      <style:text-properties style:text-underline-style="none" officeooo:rsid="0022d0c7" officeooo:paragraph-rsid="0022d0c7"/>
    </style:style>
    <style:style style:name="P18" style:family="paragraph" style:parent-style-name="Standard">
      <style:paragraph-properties fo:line-height="200%" fo:text-align="justify" style:justify-single-word="false"/>
      <style:text-properties officeooo:paragraph-rsid="002788cb"/>
    </style:style>
    <style:style style:name="P19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2d0c7" officeooo:paragraph-rsid="0022d0c7" style:font-weight-asian="normal" style:font-weight-complex="normal"/>
    </style:style>
    <style:style style:name="P20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2d0c7" officeooo:paragraph-rsid="0034e6c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a6a7" style:font-style-asian="italic" style:font-style-complex="italic"/>
    </style:style>
    <style:style style:name="T3" style:family="text">
      <style:text-properties fo:font-style="italic" officeooo:rsid="003158e1" style:font-style-asian="italic" style:font-style-complex="italic"/>
    </style:style>
    <style:style style:name="T4" style:family="text">
      <style:text-properties fo:font-style="italic" officeooo:rsid="0025d8c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a6a7" style:font-style-asian="normal" style:font-style-complex="normal"/>
    </style:style>
    <style:style style:name="T7" style:family="text">
      <style:text-properties fo:font-style="normal" officeooo:rsid="002ebf76" style:font-style-asian="normal" style:font-style-complex="normal"/>
    </style:style>
    <style:style style:name="T8" style:family="text">
      <style:text-properties fo:font-style="normal" officeooo:rsid="002f83ed" style:font-style-asian="normal" style:font-style-complex="normal"/>
    </style:style>
    <style:style style:name="T9" style:family="text">
      <style:text-properties fo:font-style="normal" officeooo:rsid="0034e3b2" style:font-style-asian="normal" style:font-style-complex="normal"/>
    </style:style>
    <style:style style:name="T10" style:family="text">
      <style:text-properties fo:font-style="normal" officeooo:rsid="0025d8ce" style:font-style-asian="normal" style:font-style-complex="normal"/>
    </style:style>
    <style:style style:name="T11" style:family="text">
      <style:text-properties style:font-name="Times New Roman" fo:font-weight="normal" style:font-weight-asian="normal" style:font-weight-complex="normal"/>
    </style:style>
    <style:style style:name="T12" style:family="text">
      <style:text-properties style:font-name="Times New Roman" fo:font-weight="normal" officeooo:rsid="001fa6a7" style:font-weight-asian="normal" style:font-weight-complex="normal"/>
    </style:style>
    <style:style style:name="T13" style:family="text">
      <style:text-properties style:font-name="Times New Roman" fo:font-weight="normal" officeooo:rsid="0028e89e" style:font-weight-asian="normal" style:font-weight-complex="normal"/>
    </style:style>
    <style:style style:name="T1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normal" fo:font-weight="normal" officeooo:rsid="001fa6a7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tyle="normal" fo:font-weight="normal" officeooo:rsid="0025d8ce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tyle="normal" fo:font-weight="normal" officeooo:rsid="0028e89e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tyle="normal" fo:font-weight="normal" officeooo:rsid="002f83ed" style:font-style-asian="normal" style:font-weight-asian="normal" style:font-style-complex="normal" style:font-weight-complex="normal"/>
    </style:style>
    <style:style style:name="T19" style:family="text">
      <style:text-properties style:font-name="Times New Roman" fo:font-style="normal" fo:font-weight="normal" officeooo:rsid="0034e3b2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tyle="normal" fo:font-weight="normal" officeooo:rsid="002788cb" style:font-style-asian="normal" style:font-weight-asian="normal" style:font-style-complex="normal" style:font-weight-complex="normal"/>
    </style:style>
    <style:style style:name="T21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" fo:font-style="italic" fo:font-weight="normal" officeooo:rsid="001fa6a7" style:font-style-asian="italic" style:font-weight-asian="normal" style:font-style-complex="italic" style:font-weight-complex="normal"/>
    </style:style>
    <style:style style:name="T23" style:family="text">
      <style:text-properties style:font-name="Times New Roman" fo:font-style="italic" fo:font-weight="normal" officeooo:rsid="0025d8ce" style:font-style-asian="italic" style:font-weight-asian="normal" style:font-style-complex="italic" style:font-weight-complex="normal"/>
    </style:style>
    <style:style style:name="T24" style:family="text">
      <style:text-properties style:font-name="Times New Roman" fo:font-style="italic" fo:font-weight="normal" officeooo:rsid="0028e89e" style:font-style-asian="italic" style:font-weight-asian="normal" style:font-style-complex="italic" style:font-weight-complex="normal"/>
    </style:style>
    <style:style style:name="T25" style:family="text">
      <style:text-properties style:font-name="Times New Roman" fo:font-style="italic" fo:font-weight="normal" officeooo:rsid="002788cb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IBLIOGRAPHY</text:p>
      <text:p text:style-name="P1"/>
      <text:p text:style-name="P2"><text:span text:style-name="T6">A</text:span><text:span text:style-name="T5">wduche, D., Chiu, A., Elwalid, A., and Xiao, X. (2002). Overview and principles of internet traffic <text:tab/>engineering, </text:span><text:span text:style-name="T1">The Internet Society</text:span><text:span text:style-name="T5">.</text:span></text:p>
      <text:p text:style-name="P6"><text:span text:style-name="T6">C</text:span><text:span text:style-name="T5">isco Systems Inc. (2008). </text:span><text:span text:style-name="T1">Wan and Application Optimization Solution Guide</text:span><text:span text:style-name="T5">. [PDF document]. <text:tab/>Retrieved from <text:tab/>http://www.cisco.com/c/dam/en/us/td/docs/nsite/wan_optimization/WANoptSolutionGd.</text:span></text:p>
      <text:p text:style-name="P2"><text:span text:style-name="T6">Communication News. (2001). Bandwidth management pays off</text:span><text:span text:style-name="T2">, </text:span><text:span text:style-name="T3">Communication News,</text:span><text:span text:style-name="T6"> 38(11), 54-56.</text:span></text:p>
      <text:p text:style-name="P8"><text:span text:style-name="T6">C</text:span><text:span text:style-name="T5">omer, D. (1999). </text:span><text:span text:style-name="T1">Computer Networks and Internets.</text:span><text:span text:style-name="T5"> </text:span><text:span text:style-name="T7">New Jersey: </text:span><text:span text:style-name="T5">Prentice-Hall International, Inc.</text:span></text:p>
      <text:p text:style-name="P5"><text:span text:style-name="T6">D</text:span><text:span text:style-name="T5">uzbeck, F. (2006). Bandwidth management is here to stay, </text:span><text:span text:style-name="T1">Network World</text:span><text:span text:style-name="T3">,</text:span><text:span text:style-name="T5"> 23(13), 37. Retrieved from <text:tab/>http://search.proquest.com/docview/215977831?accountid=47253 </text:span></text:p>
      <text:p text:style-name="P19"><text:span text:style-name="T6">G</text:span><text:span text:style-name="T5">ross, D., and Harris, C.M. (1974). </text:span><text:span text:style-name="T1">Fundamentals of queueing theory</text:span><text:span text:style-name="T5">. </text:span><text:span text:style-name="T8">New Jersey: </text:span><text:span text:style-name="T5">Wiley.</text:span></text:p>
      <text:p text:style-name="P20"><text:span text:style-name="T9">Internet Live Stats</text:span><text:span text:style-name="T10">. (2016). </text:span><text:span text:style-name="T4">Number of internet users.</text:span><text:span text:style-name="T10"> Retrieved from <text:tab/>http://www.internetlivestats.com/internet-<text:tab/>users/</text:span></text:p>
      <text:p text:style-name="P13"><text:span text:style-name="T12">J</text:span><text:span text:style-name="T11">acobson, V. (1988). Congestion avoidance and control, </text:span><text:span text:style-name="T21">ACM SIGNCOMM Symposium 1988.</text:span></text:p>
      <text:p text:style-name="P12"><text:span text:style-name="T12">K</text:span><text:span text:style-name="T11">anu, R., Kuyoro, S., Ogunlere, S., and Adegbenjo, A. (2012). Management and control of bandwidth <text:tab/>in computer networks, </text:span><text:span text:style-name="T21"><text:s/>International Journla of Computer Networks and Wireless <text:tab/>Communications</text:span><text:span text:style-name="T14">. 2(3). 342-348.</text:span></text:p>
      <text:p text:style-name="P15"><text:span text:style-name="T12">K</text:span><text:span text:style-name="T11">arim, L., </text:span><text:span text:style-name="T13">Nasser, N., Taleb, T., and Alqallaf, A. (2012). An efficient priority packet scheduling <text:tab/>algorithm for wireless sensor network, </text:span><text:span text:style-name="T24">IEEE ICC 2012 Ad-hoc and Sensor Networking <text:tab/>Symposium</text:span><text:span text:style-name="T17">. 335-338.</text:span></text:p>
      <text:p text:style-name="P17"><text:span text:style-name="T12">L</text:span><text:span text:style-name="T11">azowska, E., Zahorjan, J., Graham, G., and Sevcik, K. (1984). </text:span><text:span text:style-name="T21">Quantitative system performance: <text:tab/>Computer system analysis using queueing network models.</text:span><text:span text:style-name="T14"> </text:span><text:span text:style-name="T18">New Jersey: </text:span><text:span text:style-name="T14">Prentice-Hall, Inc.</text:span></text:p>
      <text:p text:style-name="P14"><text:span text:style-name="T12">M</text:span><text:span text:style-name="T11">artin, M. And Roth, A. (n.d.). </text:span><text:span text:style-name="T21">Cis 501: Computer architecture</text:span><text:span text:style-name="T14">. [PDF document]. Rerieved from <text:tab/>https://www.cis.upenn.edu/ milom/cis501-Fall11/lectures/02_performance.pdf</text:span></text:p>
      <text:p text:style-name="P16"><text:soft-page-break/><text:span text:style-name="T12">M</text:span><text:span text:style-name="T11">uhilan, R., Arulselvi, S., and Kiran Kumar, T. (2013). Packet scheduling algorithms simular WFQ, <text:tab/>SCFQ, and WF2Q, </text:span><text:span text:style-name="T21">International Journal of Scientific &amp; Technology Research</text:span><text:span text:style-name="T14">. 2(10). 249-252.</text:span></text:p>
      <text:p text:style-name="P11"><text:span text:style-name="T12">Pazos, C.M., Gerla, M., and Rigolio, G. (1999). </text:span><text:span text:style-name="T15">Flow control and bandwidth management in next <text:tab/>generation internets, </text:span><text:span text:style-name="T22">Telecommunication Systems. </text:span><text:span text:style-name="T15">11(304). 394-412. Retrieved from <text:tab/>http://search.proquest.com/docview/212047202?accountid=47253</text:span></text:p>
      <text:p text:style-name="P18"><text:span text:style-name="T16">S</text:span><text:span text:style-name="T20">chneider, P. (1996). </text:span><text:span text:style-name="T25">TCP/IP traffic classification based on port numbers (Diploma thesis)</text:span><text:span text:style-name="T20">. [PDF <text:tab/>document]. Retrieved from http://www.schneider-grin.ch/media/pdf/diploma_thesis.pdf</text:span></text:p>
      <text:p text:style-name="P3"><text:span text:style-name="T5">Teach-ICT. (n.d.). </text:span><text:span text:style-name="T1">Bandwidth</text:span><text:span text:style-name="T5">. Retireved from http://www.teach-</text:span></text:p>
      <text:p text:style-name="P9"><text:tab/>ict.com/as_a2_ict_new/ocr/A2_G063/333_networks_coms/bandwidth/miniweb/pg2.htm</text:p>
      <text:p text:style-name="P4"><text:span text:style-name="T5">Tong, S., and Yang, O. (2007). Bandwidth management for supporting differentiated-service aware <text:tab/>traffic engineering, </text:span><text:span text:style-name="T1">Parallel and Distributed Systems</text:span><text:span text:style-name="T5">. 18(8). 1320-1331.</text:span></text:p>
      <text:p text:style-name="P7"><text:span text:style-name="T5">Webopedia. (2017). </text:span><text:span text:style-name="T1">Clock tick.</text:span><text:span text:style-name="T5"> Retrieved from http://www.webopedia.com/TERM/C/clock_tick.htm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50:45.137903247</meta:creation-date>
    <dc:date>2018-06-05T15:45:49.428556569</dc:date>
    <meta:editing-duration>PT30M29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309" meta:character-count="2753" meta:non-whitespace-character-count="2445"/>
  </office:meta>
</office:document-meta>
</file>